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 Mono Light 10" svg:font-family="'LM Mono Light 10'" style:font-pitch="fixed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1cm" fo:min-width="0cm"/>
    </style:style>
    <style:style style:name="gr7" style:family="graphic" style:parent-style-name="objectwithoutfill">
      <style:graphic-properties svg:stroke-width="0.102cm" svg:stroke-color="#6666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3465a4" draw:fill="solid" draw:fill-color="#cc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style:font-name="LM Mono Light 10"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M Mono Light 10" fo:font-size="12pt" style:font-size-asian="12pt" style:font-size-complex="12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032cm" svg:x="8.493cm" svg:y="3.0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8.493cm" svg:y="5.122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5.622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3.429cm" svg:height="0.508cm" svg:x="8.493cm" svg:y="6.1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6.622cm">
          <text:p text:style-name="P3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8.4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8.493cm" svg:y="7.122cm">
          <text:p text:style-name="P3"><text:span text:style-name="T2">arr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49cm" svg:y1="3.09cm" svg:x2="13.319cm" svg:y2="3.09cm">
          <text:p text:style-name="P1"><text:s/></text:p>
        </draw:line>
        <draw:line draw:style-name="gr3" draw:text-style-name="P1" draw:layer="layout" svg:x1="12.57cm" svg:y1="3.525cm" svg:x2="12.57cm" svg:y2="10.637cm">
          <text:p/>
        </draw:line>
        <draw:frame draw:style-name="gr4" draw:text-style-name="P4" draw:layer="layout" svg:width="3cm" svg:height="0.692cm" svg:x="13.481cm" svg:y="2.763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12.445cm" svg:y="6.202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12.016cm" svg:y1="8.478cm" svg:x2="13.286cm" svg:y2="8.478cm">
          <text:p text:style-name="P1"><text:s/></text:p>
        </draw:line>
        <draw:frame draw:style-name="gr4" draw:text-style-name="P4" draw:layer="layout" svg:width="1.129cm" svg:height="0.692cm" svg:x="13.413cm" svg:y="8.167cm">
          <draw:text-box>
            <text:p><text:span text:style-name="T2">esp</text:span></text:p>
          </draw:text-box>
        </draw:frame>
        <draw:frame draw:style-name="gr6" draw:text-style-name="P5" draw:layer="layout" svg:width="4.99cm" svg:height="3.046cm" svg:x="2.667cm" svg:y="6.207cm">
          <draw:text-box>
            <text:p text:style-name="P5"><text:span text:style-name="T3">int f(x,y){</text:span></text:p>
            <text:p text:style-name="P5"><text:span text:style-name="T3"><text:s text:c="2"/></text:span><text:span text:style-name="T3">char array[SIZE]; </text:span></text:p>
            <text:p text:style-name="P5"><text:span text:style-name="T3"><text:s text:c="2"/></text:span><text:span text:style-name="T3">...</text:span></text:p>
            <text:p text:style-name="P5"><text:span text:style-name="T3">}</text:span></text:p>
            <text:p text:style-name="P5"><text:span text:style-name="T3">f(x,y);</text:span></text:p>
          </draw:text-box>
        </draw:frame>
        <draw:custom-shape draw:style-name="gr1" draw:text-style-name="P1" draw:layer="layout" svg:width="3.429cm" svg:height="2.032cm" svg:x="19.288cm" svg:y="2.85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9.288cm" svg:y="4.883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5.383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3.429cm" svg:height="0.508cm" svg:x="19.288cm" svg:y="5.8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6.383cm">
          <text:p text:style-name="P3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802cm" svg:x="19.288cm" svg:y="8.21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9.288cm" svg:y="6.883cm">
          <text:p text:style-name="P3"><text:span text:style-name="T2">AAAA..AA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844cm" svg:y1="2.851cm" svg:x2="24.114cm" svg:y2="2.851cm">
          <text:p text:style-name="P1"><text:s/></text:p>
        </draw:line>
        <draw:line draw:style-name="gr3" draw:text-style-name="P1" draw:layer="layout" svg:x1="23.365cm" svg:y1="3.286cm" svg:x2="23.365cm" svg:y2="10.398cm">
          <text:p/>
        </draw:line>
        <draw:frame draw:style-name="gr4" draw:text-style-name="P4" draw:layer="layout" svg:width="3cm" svg:height="0.692cm" svg:x="24.276cm" svg:y="2.524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23.24cm" svg:y="5.963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22.811cm" svg:y1="8.239cm" svg:x2="24.081cm" svg:y2="8.239cm">
          <text:p text:style-name="P1"><text:s/></text:p>
        </draw:line>
        <draw:frame draw:style-name="gr4" draw:text-style-name="P4" draw:layer="layout" svg:width="1.129cm" svg:height="0.692cm" svg:x="24.208cm" svg:y="7.928cm">
          <draw:text-box>
            <text:p><text:span text:style-name="T2">esp</text:span></text:p>
          </draw:text-box>
        </draw:frame>
        <draw:custom-shape draw:style-name="gr1" draw:text-style-name="P7" draw:layer="layout" svg:width="2.54cm" svg:height="2.032cm" svg:x="15.178cm" svg:y="6.842cm">
          <text:p text:style-name="P6"><text:span text:style-name="T4">hijacked</text:span></text:p>
          <draw:enhanced-geometry svg:viewBox="0 0 21600 21600" draw:text-areas="?f5 ?f1 ?f6 ?f2" draw:type="notched-right-arrow" draw:modifiers="15751.5938606848 5163.600590260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xml:id="id2" draw:id="id2" draw:layer="layout" svg:width="3.429cm" svg:height="0.508cm" svg:x="8.493cm" svg:y="9.509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10.01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3.429cm" svg:height="0.508cm" svg:x="19.288cm" svg:y="10.01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0.762cm" svg:x="19.288cm" svg:y="10.525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26cm" svg:x1="8.493cm" svg:y1="6.376cm" svg:x2="8.493cm" svg:y2="9.763cm" draw:start-shape="id1" draw:start-glue-point="3" draw:end-shape="id2" draw:end-glue-point="3" svg:d="M8493 6376h-762v3387h762" svg:viewBox="0 0 763 3388">
          <text:p/>
        </draw:connector>
        <draw:connector draw:style-name="gr8" draw:text-style-name="P1" draw:layer="layout" draw:line-skew="-0.387cm" svg:x1="19.288cm" svg:y1="6.137cm" svg:x2="19.288cm" svg:y2="10.271cm" draw:start-shape="id3" draw:start-glue-point="3" draw:end-shape="id4" draw:end-glue-point="3" svg:d="M19288 6137h-889v4134h889" svg:viewBox="0 0 890 4135">
          <text:p/>
        </draw:connector>
        <draw:custom-shape draw:style-name="gr1" draw:text-style-name="P1" draw:layer="layout" svg:width="3.429cm" svg:height="2.032cm" svg:x="14.168cm" svg:y="11.2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4.168cm" svg:y="13.322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3.822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429cm" svg:height="0.508cm" svg:x="14.168cm" svg:y="14.822cm">
          <text:p text:style-name="P1"><text:span text:style-name="T2">canar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5.322cm">
          <text:p text:style-name="P3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7.1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4.168cm" svg:y="15.822cm">
          <text:p text:style-name="P3"><text:span text:style-name="T2">arra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3.429cm" svg:height="0.508cm" svg:x="14.168cm" svg:y="18.2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8.717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474cm" svg:x1="14.168cm" svg:y1="14.576cm" svg:x2="14.168cm" svg:y2="18.463cm" draw:start-shape="id5" draw:start-glue-point="3" draw:end-shape="id6" draw:end-glue-point="3" svg:d="M14168 14576h-976v3887h976" svg:viewBox="0 0 977 3888">
          <text:p/>
        </draw:connector>
        <draw:custom-shape draw:style-name="gr1" draw:text-style-name="P3" xml:id="id5" draw:id="id5" draw:layer="layout" svg:width="3.429cm" svg:height="0.508cm" svg:x="14.168cm" svg:y="14.3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LM Mono Light 10" svg:font-family="'LM Mono Light 10'" style:font-pitch="fixed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0:49:38.403367913</meta:creation-date>
    <dc:date>2016-08-05T15:40:20.168963801</dc:date>
    <meta:editing-duration>P2DT4H37M11S</meta:editing-duration>
    <meta:editing-cycles>3</meta:editing-cycles>
    <meta:generator>LibreOffice/4.2.8.2$Linux_X86_64 LibreOffice_project/420m0$Build-2</meta:generator>
    <meta:document-statistic meta:object-count="45"/>
  </office:meta>
</office:document-meta>
</file>